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328cm" style:rel-column-width="5120*"/>
    </style:style>
    <style:style style:name="Таблица1.B" style:family="table-column">
      <style:table-column-properties style:column-width="3.353cm" style:rel-column-width="12926*"/>
    </style:style>
    <style:style style:name="Таблица1.C" style:family="table-column">
      <style:table-column-properties style:column-width="8.068cm" style:rel-column-width="31101*"/>
    </style:style>
    <style:style style:name="Таблица1.D" style:family="table-column">
      <style:table-column-properties style:column-width="4.251cm" style:rel-column-width="16388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файлов-материалов к базовому курсу по SALOME-OpenFOAM-ParaView</text:p>
      <text:p text:style-name="Standard"/>
      <text:p text:style-name="Standard">Файлы готовятся в формате OpenOffice (LibreOffice) Impress</text:p>
      <text:p text:style-name="Standard"/>
      <text:p text:style-name="Standard">Курс состоит из следующих структурных частей (по степени вложенности):</text:p>
      <text:list xml:id="list213685303" text:style-name="L1">
        <text:list-item>
          <text:p text:style-name="P1">Базовая единица — день (первый день, второй день, и так далее)</text:p>
        </text:list-item>
        <text:list-item>
          <text:p text:style-name="P1">День делится на модули</text:p>
        </text:list-item>
        <text:list-item>
          <text:p text:style-name="P1">Модуль делится на секции</text:p>
        </text:list-item>
        <text:list-item>
          <text:p text:style-name="P1">В секцию или модуль могут входить дополнительные части, которые нумеруются сквозным способом, но с пометкой Alt</text:p>
        </text:list-item>
      </text:list>
      <text:p text:style-name="Standard"/>
      <text:p text:style-name="Standard">Каждой единице соответствует презентация OpenOffice, которая именуется как day&lt;№ Дня&gt;_&lt;номер модуля&gt;_&lt;номер секции[,метка Alt]&gt;-&lt;Краткое Название&gt;.odp</text:p>
      <text:p text:style-name="Standard"/>
      <text:p text:style-name="Standard">Файлы презентаций содержатся в каталоге <text:span text:style-name="T2">Odp</text:span></text:p>
      <text:p text:style-name="Standard">Файлы Pdf файлов (материалов, сконвертированных в этот формат) в папке <text:span text:style-name="T2">Pdf</text:span></text:p>
      <text:p text:style-name="Standard">Файлы презентаций в формате Flash в папке <text:span text:style-name="T2">Swf</text:span></text:p>
      <text:p text:style-name="Standard">Текстовые документы формата OpenOffice в папке <text:span text:style-name="T2">Odt</text:span></text:p>
      <text:p text:style-name="Standard"/>
      <text:list xml:id="list1019513788" text:style-name="L2">
        <text:list-item>
          <text:p text:style-name="P2">files-list.odt — этот файл.</text:p>
        </text:list-item>
        <text:list-item>
          <text:p text:style-name="P2">unicluster-basic-course-program.odt — расширенное описание программы курса, согласно которому все материалы и формируются.</text:p>
        </text:list-item>
        <text:list-item>
          <text:p text:style-name="P2">day1_1-Intro.odp — введение в курс, соответствует пункту 1 первого дня.</text:p>
        </text:list-item>
        <text:list-item>
          <text:p text:style-name="P2">day1_2_1-SysEnvRev.odp — Обзор: краткое рассмотрение некоторых команд Linux, использование LiveDVD дистрибутива CAELinux на персональном компьютере, настройка и установка OpenFOAM, SALOME, ParaView.</text:p>
        </text:list-item>
        <text:list-item>
          <text:p text:style-name="P2">day1_2_2-SALOME_Base.odp — Подготовка геометрии и расчетной сетки в SALOME.</text:p>
        </text:list-item>
        <text:list-item>
          <text:p text:style-name="P2">day1_2_3-OpenFOAM-Base.odp — Проведение расчетов в OpenFOAM.</text:p>
        </text:list-item>
        <text:list-item>
          <text:p text:style-name="P2">day1_2_4-ParaView-Base.odp — Визуализация полученных данных в ParaView.</text:p>
        </text:list-item>
        <text:list-item>
          <text:p text:style-name="P2">day1_2_5-UniHUB-Base.odp — Работа с пакетами в среде сетевой лаборатории uniHUB;</text:p>
        </text:list-item>
        <text:list-item>
          <text:p text:style-name="P2">day1_3_1-Demonstrations.odp — Течение <text:s/>в каверне</text:p>
        </text:list-item>
        <text:list-item>
          <text:p text:style-name="P2">day1_3_2-Demonstrations.odp — Обратный <text:s/>уступ</text:p>
        </text:list-item>
        <text:list-item>
          <text:p text:style-name="P2">day1_3_3-Demonstrations.odp — Свободная <text:s/>конвекция</text:p>
        </text:list-item>
        <text:list-item>
          <text:p text:style-name="P2">day2_1-IndividualWork.odp — Демонстрация и пояснения к примерам для самостоятельной работы, Самостоятельная работа </text:p>
        </text:list-item>
        <text:list-item>
          <text:p text:style-name="P2">day2_2_2Alt-Demonstrations.odp — Демонстрация примера <text:s/>расчета типовой задачи</text:p>
        </text:list-item>
        <text:list-item>
          <text:p text:style-name="P2">day2_2_3Alt-CppInContinuaMedia.odp - Использование возможностей языка C++ при решении задач механики сплошных сред в OpenFOAM</text:p>
        </text:list-item>
      </text:list>
      <text:p text:style-name="Standard"/>
      <text:p text:style-name="Standard">Предполагается следующая разбивка курса по времени и преподавателям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4" office:value-type="string">
            <text:p text:style-name="Table_20_Contents">День 1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№№</text:p>
          </table:table-cell>
          <table:table-cell table:style-name="Таблица1.A2" office:value-type="string">
            <text:p text:style-name="Table_20_Contents">Время</text:p>
          </table:table-cell>
          <table:table-cell table:style-name="Таблица1.A2" office:value-type="string">
            <text:p text:style-name="Table_20_Contents">Название</text:p>
          </table:table-cell>
          <table:table-cell table:style-name="Таблица1.D2" office:value-type="string">
            <text:p text:style-name="Table_20_Contents">Преподаватель</text:p>
          </table:table-cell>
        </table:table-row>
        <table:table-row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9:30-9:40</text:p>
          </table:table-cell>
          <table:table-cell table:style-name="Таблица1.A2" office:value-type="string">
            <text:p text:style-name="Table_20_Contents">Вступление руководства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Table_20_Contents">9:30-10:30</text:p>
          </table:table-cell>
          <table:table-cell table:style-name="Таблица1.A2" office:value-type="string">
            <text:p text:style-name="Table_20_Contents">Введение в свободные пакеты</text:p>
          </table:table-cell>
          <table:table-cell table:style-name="Таблица1.D2" office:value-type="string">
            <text:p text:style-name="Table_20_Contents">ССВ</text:p>
          </table:table-cell>
        </table:table-row>
        <table:table-row>
          <table:table-cell table:style-name="Таблица1.A2" office:value-type="string">
            <text:p text:style-name="Table_20_Contents">1.2.1</text:p>
          </table:table-cell>
          <table:table-cell table:style-name="Таблица1.A2" office:value-type="string">
            <text:p text:style-name="Table_20_Contents">10:30-11:00</text:p>
          </table:table-cell>
          <table:table-cell table:style-name="Таблица1.A2" office:value-type="string">
            <text:p text:style-name="Table_20_Contents">Обзор системного окружения Linux (Команды, CAELinux)</text:p>
          </table:table-cell>
          <table:table-cell table:style-name="Таблица1.D2" office:value-type="string">
            <text:p text:style-name="Table_20_Contents">ССВ</text:p>
          </table:table-cell>
        </table:table-row>
        <table:table-row>
          <table:table-cell table:style-name="Таблица1.A2" office:value-type="string">
            <text:p text:style-name="Table_20_Contents">1.2.2</text:p>
          </table:table-cell>
          <table:table-cell table:style-name="Таблица1.A2" office:value-type="string">
            <text:p text:style-name="Table_20_Contents">11:00-11:45</text:p>
          </table:table-cell>
          <table:table-cell table:style-name="Таблица1.A2" office:value-type="string">
            <text:p text:style-name="Table_20_Contents">Введение в SALOME</text:p>
          </table:table-cell>
          <table:table-cell table:style-name="Таблица1.D2" office:value-type="string">
            <text:p text:style-name="Table_20_Contents">КМВ</text:p>
          </table:table-cell>
        </table:table-row>
        <text:soft-page-break/>
        <table:table-row>
          <table:table-cell table:style-name="Таблица1.A2" office:value-type="string">
            <text:p text:style-name="Table_20_Contents">1.2.3</text:p>
          </table:table-cell>
          <table:table-cell table:style-name="Таблица1.A2" office:value-type="string">
            <text:p text:style-name="Table_20_Contents">11:45-12:50</text:p>
          </table:table-cell>
          <table:table-cell table:style-name="Таблица1.A2" office:value-type="string">
            <text:p text:style-name="Table_20_Contents">Введение в OpenFOAM</text:p>
          </table:table-cell>
          <table:table-cell table:style-name="Таблица1.D2" office:value-type="string">
            <text:p text:style-name="Table_20_Contents">ССВ</text:p>
          </table:table-cell>
        </table:table-row>
        <table:table-row>
          <table:table-cell table:style-name="Таблица1.A2" office:value-type="string">
            <text:p text:style-name="Table_20_Contents">1.2.4</text:p>
          </table:table-cell>
          <table:table-cell table:style-name="Таблица1.A2" office:value-type="string">
            <text:p text:style-name="Table_20_Contents">12:50-13:20</text:p>
          </table:table-cell>
          <table:table-cell table:style-name="Таблица1.A2" office:value-type="string">
            <text:p text:style-name="Table_20_Contents">Введение в ParaView</text:p>
          </table:table-cell>
          <table:table-cell table:style-name="Таблица1.D2" office:value-type="string">
            <text:p text:style-name="Table_20_Contents">КМВ</text:p>
          </table:table-cell>
        </table:table-row>
        <table:table-row>
          <table:table-cell table:style-name="Таблица1.D2" table:number-columns-spanned="4" office:value-type="string">
            <text:p text:style-name="Table_20_Contents">Обеденный перерыв до 14:00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1.2.5</text:p>
          </table:table-cell>
          <table:table-cell table:style-name="Таблица1.A2" office:value-type="string">
            <text:p text:style-name="Table_20_Contents">14:00-15:30</text:p>
          </table:table-cell>
          <table:table-cell table:style-name="Таблица1.A2" office:value-type="string">
            <text:p text:style-name="Table_20_Contents">Использование стека в UniHUB</text:p>
          </table:table-cell>
          <table:table-cell table:style-name="Таблица1.D2" office:value-type="string">
            <text:p text:style-name="Table_20_Contents">СОИ</text:p>
          </table:table-cell>
        </table:table-row>
        <table:table-row>
          <table:table-cell table:style-name="Таблица1.A2" office:value-type="string">
            <text:p text:style-name="Table_20_Contents">1.3.1</text:p>
          </table:table-cell>
          <table:table-cell table:style-name="Таблица1.A2" office:value-type="string">
            <text:p text:style-name="Table_20_Contents">15:30-15:55</text:p>
          </table:table-cell>
          <table:table-cell table:style-name="Таблица1.A2" office:value-type="string">
            <text:p text:style-name="Table_20_Contents">Демонстрация: Каверна</text:p>
          </table:table-cell>
          <table:table-cell table:style-name="Таблица1.D2" office:value-type="string">
            <text:p text:style-name="Table_20_Contents">КМВ</text:p>
          </table:table-cell>
        </table:table-row>
        <table:table-row>
          <table:table-cell table:style-name="Таблица1.A2" office:value-type="string">
            <text:p text:style-name="Table_20_Contents">1.3.2</text:p>
          </table:table-cell>
          <table:table-cell table:style-name="Таблица1.A2" office:value-type="string">
            <text:p text:style-name="Table_20_Contents">15:55-16:20</text:p>
          </table:table-cell>
          <table:table-cell table:style-name="Таблица1.A2" office:value-type="string">
            <text:p text:style-name="Table_20_Contents">Демонстрация: Обратный уступ</text:p>
          </table:table-cell>
          <table:table-cell table:style-name="Таблица1.D2" office:value-type="string">
            <text:p text:style-name="Table_20_Contents">ССВ</text:p>
          </table:table-cell>
        </table:table-row>
        <table:table-row>
          <table:table-cell table:style-name="Таблица1.A2" office:value-type="string">
            <text:p text:style-name="Table_20_Contents">1.3.3</text:p>
          </table:table-cell>
          <table:table-cell table:style-name="Таблица1.A2" office:value-type="string">
            <text:p text:style-name="Table_20_Contents">16:20-16:55</text:p>
          </table:table-cell>
          <table:table-cell table:style-name="Таблица1.A2" office:value-type="string">
            <text:p text:style-name="Table_20_Contents">Демонстрация: Свободная конвекция</text:p>
          </table:table-cell>
          <table:table-cell table:style-name="Таблица1.D2" office:value-type="string">
            <text:p text:style-name="Table_20_Contents">КМВ</text:p>
          </table:table-cell>
        </table:table-row>
        <table:table-row>
          <table:table-cell table:style-name="Таблица1.A2" office:value-type="string">
            <text:p text:style-name="Table_20_Contents">1.3.4</text:p>
          </table:table-cell>
          <table:table-cell table:style-name="Таблица1.A2" office:value-type="string">
            <text:p text:style-name="Table_20_Contents">16:55-17:15</text:p>
          </table:table-cell>
          <table:table-cell table:style-name="Таблица1.A2" office:value-type="string">
            <text:p text:style-name="Table_20_Contents">Демонстрация: генерация сетки <text:span text:style-name="T1">snappyHexMesh</text:span></text:p>
          </table:table-cell>
          <table:table-cell table:style-name="Таблица1.D2" office:value-type="string">
            <text:p text:style-name="Table_20_Contents">ССВ</text:p>
          </table:table-cell>
        </table:table-row>
        <table:table-row>
          <table:table-cell table:style-name="Таблица1.D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Таблица1.D2" table:number-columns-spanned="4" office:value-type="string">
            <text:p text:style-name="Table_20_Contents">День 2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Table_20_Contents">2.1</text:p>
          </table:table-cell>
          <table:table-cell table:style-name="Таблица1.A2" office:value-type="string">
            <text:p text:style-name="Standard">9:30-10:30</text:p>
          </table:table-cell>
          <table:table-cell table:style-name="Таблица1.A2" office:value-type="string">
            <text:p text:style-name="Standard">Демонстрация и пояснения к примерам по самостоятельной работе</text:p>
          </table:table-cell>
          <table:table-cell table:style-name="Таблица1.D2" office:value-type="string">
            <text:p text:style-name="Standard">КМВ</text:p>
          </table:table-cell>
        </table:table-row>
        <table:table-row>
          <table:covered-table-cell/>
          <table:table-cell table:style-name="Таблица1.A2" office:value-type="string">
            <text:p text:style-name="Standard">10:30-15:30</text:p>
          </table:table-cell>
          <table:table-cell table:style-name="Таблица1.A2" office:value-type="string">
            <text:p text:style-name="Standard">Самостоятельная работа</text:p>
          </table:table-cell>
          <table:table-cell table:style-name="Таблица1.D2" office:value-type="string">
            <text:p text:style-name="Standard">КМВ, ССВ, СОИ</text:p>
          </table:table-cell>
        </table:table-row>
        <table:table-row>
          <table:table-cell table:style-name="Таблица1.A2" office:value-type="string">
            <text:p text:style-name="Table_20_Contents">2.2.</text:p>
          </table:table-cell>
          <table:table-cell table:style-name="Таблица1.A2" office:value-type="string">
            <text:p text:style-name="Standard">15:30-18:00</text:p>
          </table:table-cell>
          <table:table-cell table:style-name="Таблица1.A2" office:value-type="string">
            <text:p text:style-name="Standard">Заключение</text:p>
          </table:table-cell>
          <table:table-cell table:style-name="Таблица1.D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2.2.1</text:p>
          </table:table-cell>
          <table:table-cell table:style-name="Таблица1.A2" office:value-type="string">
            <text:p text:style-name="Standard"/>
          </table:table-cell>
          <table:table-cell table:style-name="Таблица1.A2" office:value-type="string">
            <text:p text:style-name="Standard">Нужны ли дополнительные примеры?</text:p>
          </table:table-cell>
          <table:table-cell table:style-name="Таблица1.D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Standard">2.2.2</text:p>
          </table:table-cell>
          <table:table-cell table:style-name="Таблица1.A2" office:value-type="string">
            <text:p text:style-name="Standard"/>
          </table:table-cell>
          <table:table-cell table:style-name="Таблица1.A2" office:value-type="string">
            <text:p text:style-name="Standard">Подводные камни SALOME</text:p>
          </table:table-cell>
          <table:table-cell table:style-name="Таблица1.D2" office:value-type="string">
            <text:p text:style-name="Standard">КМВ</text:p>
          </table:table-cell>
        </table:table-row>
        <table:table-row>
          <table:table-cell table:style-name="Таблица1.A2" office:value-type="string">
            <text:p text:style-name="Table_20_Contents">2.2.3</text:p>
          </table:table-cell>
          <table:table-cell table:style-name="Таблица1.A2" office:value-type="string">
            <text:p text:style-name="Standard"/>
          </table:table-cell>
          <table:table-cell table:style-name="Таблица1.A2" office:value-type="string">
            <text:p text:style-name="Standard">C++ в МСС</text:p>
          </table:table-cell>
          <table:table-cell table:style-name="Таблица1.D2" office:value-type="string">
            <text:p text:style-name="Standard">ССВ, КМВ</text:p>
          </table:table-cell>
        </table:table-row>
        <table:table-row>
          <table:table-cell table:style-name="Таблица1.A2" office:value-type="string">
            <text:p text:style-name="Table_20_Contents">2.2.4</text:p>
          </table:table-cell>
          <table:table-cell table:style-name="Таблица1.A2" office:value-type="string">
            <text:p text:style-name="Standard"/>
          </table:table-cell>
          <table:table-cell table:style-name="Таблица1.A2" office:value-type="string">
            <text:p text:style-name="Standard">Завершение</text:p>
          </table:table-cell>
          <table:table-cell table:style-name="Таблица1.D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Матвей Крапошин</meta:initial-creator>
    <meta:creation-date>2011-04-04T10:22:23</meta:creation-date>
    <dc:date>2011-06-27T22:12:09</dc:date>
    <meta:editing-duration>PT2H21M2S</meta:editing-duration>
    <meta:editing-cycles>23</meta:editing-cycles>
    <meta:generator>OpenOffice.org/3.3$Unix OpenOffice.org_project/330m20$Build-9567</meta:generator>
    <meta:document-statistic meta:table-count="1" meta:image-count="0" meta:object-count="0" meta:page-count="2" meta:paragraph-count="97" meta:word-count="374" meta:character-count="2854"/>
  </office:meta>
</office:document-meta>
</file>